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7c0aa" officeooo:paragraph-rsid="0017c0a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92fe4" officeooo:paragraph-rsid="00192fe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paragraph-rsid="0017c0aa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017c0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c0aa" style:font-weight-asian="normal" style:font-weight-complex="normal"/>
    </style:style>
    <style:style style:name="T4" style:family="text">
      <style:text-properties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officeooo:rsid="0017c0aa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222222" style:font-name="arial" fo:font-size="9pt" fo:letter-spacing="normal" fo:font-style="normal" fo:font-weight="normal" officeooo:rsid="0017c0aa" style:font-weight-asian="normal" style:font-weight-complex="normal"/>
    </style:style>
    <style:style style:name="T7" style:family="text">
      <style:text-properties fo:font-variant="normal" fo:text-transform="none" fo:color="#222222" style:font-name="arial" fo:font-size="9pt" fo:letter-spacing="normal" fo:font-style="normal" fo:font-weight="normal" officeooo:rsid="0017c0aa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222222" style:font-name="arial" fo:letter-spacing="normal" fo:font-style="normal" fo:font-weight="normal" officeooo:rsid="0017c0aa" style:font-weight-asian="normal" style:font-weight-complex="normal"/>
    </style:style>
    <style:style style:name="T9" style:family="text">
      <style:text-properties style:font-size-asian="10pt" style:font-weight-asian="bold" style:font-size-complex="10pt" style:font-weight-complex="bold"/>
    </style:style>
    <style:style style:name="T10" style:family="text">
      <style:text-properties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<text:span text:style-name="T1">E</text:span> LIBRE DE BRUXELLES</text:p>
      <text:p text:style-name="P1">Facult<text:span text:style-name="T1">é</text:span> des Sciences</text:p>
      <text:p text:style-name="P1">D<text:span text:style-name="T1">é</text:span>partement d’Informatiq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ractical case of Black-box driven verification</text:p>
      <text:p text:style-name="P3">Thomas Van Gyseg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Promotor : </text:span><text:span text:style-name="T2">Prof. </text:span><text:span text:style-name="T3">Gilles Geeraerts</text:span><text:span text:style-name="T8"><text:tab/><text:tab/></text:span><text:span text:style-name="T2"> Thesis in Computer Scien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weight="bold" officeooo:rsid="0017c0aa" officeooo:paragraph-rsid="0017c0aa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2in" fo:margin-left="0.7874in" fo:margin-right="0.7874in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Academic year 2017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33:34.708468978</meta:creation-date>
    <dc:date>2018-05-23T14:51:36.610584207</dc:date>
    <meta:editing-duration>PT7M52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7" meta:word-count="32" meta:character-count="228" meta:non-whitespace-character-count="201"/>
  </office:meta>
</office:document-meta>
</file>